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8083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7563in"/>
    </style:style>
    <style:style style:name="co8" style:family="table-column">
      <style:table-column-properties fo:break-before="auto" style:column-width="1.6472in"/>
    </style:style>
    <style:style style:name="co9" style:family="table-column">
      <style:table-column-properties fo:break-before="auto" style:column-width="1.8984in"/>
    </style:style>
    <style:style style:name="co10" style:family="table-column">
      <style:table-column-properties fo:break-before="auto" style:column-width="0.9043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0.8016in"/>
    </style:style>
    <style:style style:name="co13" style:family="table-column">
      <style:table-column-properties fo:break-before="auto" style:column-width="1.5071in"/>
    </style:style>
    <style:style style:name="co14" style:family="table-column">
      <style:table-column-properties fo:break-before="auto" style:column-width="0.8937in"/>
    </style:style>
    <style:style style:name="co15" style:family="table-column">
      <style:table-column-properties fo:break-before="auto" style:column-width="1.9063in"/>
    </style:style>
    <style:style style:name="ro3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color="#111111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Ubuntu"/>
    </style:style>
    <style:style style:name="ce8" style:family="table-cell" style:parent-style-name="Default" style:data-style-name="N139"/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92d050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Calibri" style:font-name-asian="Calibri" style:font-name-complex="Calibri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22">
      <style:table-cell-properties fo:background-color="#92d050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8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41"/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Calibri" style:font-name-asian="Calibri" style:font-name-complex="Calibri"/>
    </style:style>
    <style:style style:name="ce22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43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43"/>
    <style:style style:name="ce26" style:family="table-cell" style:parent-style-name="Default" style:data-style-name="N137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42"/>
    <style:style style:name="ce28" style:family="table-cell" style:parent-style-name="Default" style:data-style-name="N61"/>
    <style:style style:name="ce29" style:family="table-cell" style:parent-style-name="Default" style:data-style-name="N11"/>
    <style:style style:name="ce30" style:family="table-cell" style:parent-style-name="Default" style:data-style-name="N0">
      <style:text-properties style:font-name="Calibri" style:font-name-asian="Calibri" style:font-name-complex="Calibri"/>
    </style:style>
    <style:style style:name="ce31" style:family="table-cell" style:parent-style-name="Default" style:data-style-name="N0">
      <style:table-cell-properties fo:background-color="#c4d79b"/>
    </style:style>
    <style:style style:name="ce32" style:family="table-cell" style:parent-style-name="Default" style:data-style-name="N2">
      <style:table-cell-properties fo:background-color="#c4d79b"/>
    </style:style>
    <style:style style:name="T1" style:family="text">
      <style:text-properties style:font-name="Ubuntu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15" table:default-cell-style-name="ce2"/>
        <table:table-column table:style-name="co1" table:number-columns-repeated="1004" table:default-cell-style-name="ce2"/>
        <table:table-row table:style-name="ro2">
          <table:table-cell/>
          <table:table-cell table:style-name="ce3" office:value-type="string" calcext:value-type="string">
            <text:p>TEMPO MORTO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σ Rc</text:p>
          </table:table-cell>
          <table:table-cell table:number-columns-repeated="2"/>
          <table:table-cell office:value-type="string" calcext:value-type="string">
            <text:p>TEMPO MORTO(<text:span text:style-name="T2">μs</text:span>)</text:p>
          </table:table-cell>
          <table:table-cell office:value-type="string" calcext:value-type="string">
            <text:p>σ T (μs)</text:p>
          </table:table-cell>
          <table:table-cell table:number-columns-repeated="2"/>
          <table:table-cell table:style-name="ce3" office:value-type="string" calcext:value-type="string">
            <text:p>OUTRAS MEDIÇÕES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σ N1+N2</text:p>
          </table:table-cell>
          <table:table-cell table:style-name="ce31" office:value-type="string" calcext:value-type="string">
            <text:p>Rm</text:p>
          </table:table-cell>
          <table:table-cell table:style-name="ce31"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table:style-name="ce31" office:value-type="string" calcext:value-type="string">
            <text:p>Rc</text:p>
          </table:table-cell>
          <table:table-cell table:style-name="ce31" office:value-type="string" calcext:value-type="string">
            <text:p><text:s/>σ Rc</text:p>
          </table:table-cell>
          <table:table-cell table:number-columns-repeated="994"/>
        </table:table-row>
        <table:table-row table:style-name="ro4">
          <table:table-cell table:number-columns-repeated="2"/>
          <table:table-cell office:value-type="string" calcext:value-type="string">
            <text:p>1+0</text:p>
          </table:table-cell>
          <table:table-cell office:value-type="float" office:value="15008" calcext:value-type="float">
            <text:p>15008</text:p>
          </table:table-cell>
          <table:table-cell office:value-type="float" office:value="14993" calcext:value-type="float">
            <text:p>14993</text:p>
          </table:table-cell>
          <table:table-cell table:formula="of:=[.D2]+[.E2]" office:value-type="float" office:value="30001" calcext:value-type="float">
            <text:p>30001</text:p>
          </table:table-cell>
          <table:table-cell table:style-name="ce9" table:formula="of:=SQRT([.F2])" office:value-type="float" office:value="173.207967484178" calcext:value-type="float">
            <text:p>173.21</text:p>
          </table:table-cell>
          <table:table-cell table:style-name="ce9" table:formula="of:=[.F2]/120" office:value-type="float" office:value="250.008333333333" calcext:value-type="float">
            <text:p>250.01</text:p>
          </table:table-cell>
          <table:table-cell table:style-name="ce9" table:formula="of:=[.G2]/120" office:value-type="float" office:value="1.44339972903482" calcext:value-type="float">
            <text:p>1.44</text:p>
          </table:table-cell>
          <table:table-cell table:style-name="ce9" table:formula="of:=[.H2]-[.$H$6]" office:value-type="float" office:value="249.541666666667" calcext:value-type="float">
            <text:p>249.54</text:p>
          </table:table-cell>
          <table:table-cell table:style-name="ce9" table:formula="of:=([.I2]^2+[.$I$6]^2)^0.5" office:value-type="float" office:value="1.44474622915814" calcext:value-type="float">
            <text:p>1.44</text:p>
          </table:table-cell>
          <table:table-cell table:style-name="ce9" table:formula="of:=[.J2]/(1-[.J2]*[.$P$2])" office:value-type="float" office:value="278.330589415553" calcext:value-type="float">
            <text:p>278.33</text:p>
          </table:table-cell>
          <table:table-cell table:style-name="ce9" table:formula="of:=([.K2]^2/(1-[.J2]*[.$P$2])^4+([.J2]^2/(1-[.J2]*[.$P$2])^2)^2*[.$Q$2]^2)^0.5" office:value-type="float" office:value="2.39704547135833" calcext:value-type="float">
            <text:p>2.40</text:p>
          </table:table-cell>
          <table:table-cell table:style-name="ce9"/>
          <table:table-cell/>
          <table:table-cell table:style-name="ce28" table:formula="of:=([.J2]+[.J3]-[.J4])/(2*[.J2]*[.J3])" office:value-type="float" office:value="0.000414497011509201" calcext:value-type="float">
            <text:p>4.14E-04</text:p>
          </table:table-cell>
          <table:table-cell table:style-name="ce28" table:formula="of:=(([.J4]-[.J3])^2/(2*[.J2]^2*[.J3])^2*[.K2]^2 + ([.J4]-[.J2])^2/(2*[.J2]*[.J3]^2)^2*[.K3]^2 + [.K4]^2/(2*[.J2]*[.J3])^2)^0.5" office:value-type="float" office:value="0.0000204731687160565" calcext:value-type="float">
            <text:p>2.05E-05</text:p>
          </table:table-cell>
          <table:table-cell table:number-columns-repeated="2"/>
          <table:table-cell office:value-type="string" calcext:value-type="string">
            <text:p>cona frouxa</text:p>
          </table:table-cell>
          <table:table-cell table:number-columns-repeated="3"/>
          <table:table-cell table:style-name="ce9" table:formula="of:=SQRT([.W2])" office:value-type="float" office:value="0" calcext:value-type="float">
            <text:p>0.00</text:p>
          </table:table-cell>
          <table:table-cell table:style-name="ce32" table:formula="of:=[.W2]/30" office:value-type="float" office:value="0" calcext:value-type="float">
            <text:p>0.00</text:p>
          </table:table-cell>
          <table:table-cell table:style-name="ce32" table:formula="of:=[.X2]/30" office:value-type="float" office:value="0" calcext:value-type="float">
            <text:p>0.00</text:p>
          </table:table-cell>
          <table:table-cell table:style-name="ce9" table:formula="of:=[.Y2]-[.$H$6]" office:value-type="float" office:value="-0.466666666666667" calcext:value-type="float">
            <text:p>-0.47</text:p>
          </table:table-cell>
          <table:table-cell table:style-name="ce9" table:formula="of:=([.Z2]^2+[.$I$6]^2)^0.5" office:value-type="float" office:value="0.0623609564462324" calcext:value-type="float">
            <text:p>0.06</text:p>
          </table:table-cell>
          <table:table-cell table:style-name="ce32" table:formula="of:=[.AA2]/(1-[.AA2]*[.$P$2])" office:value-type="float" office:value="-0.466576415885989" calcext:value-type="float">
            <text:p>-0.47</text:p>
          </table:table-cell>
          <table:table-cell table:style-name="ce32" table:formula="of:=([.AB2]^2/(1-[.AA2]*[.$P$2])^4+([.AA2]^2/(1-[.AA2]*[.$P$2])^2)^2*[.$Q$2]^2)^0.5" office:value-type="float" office:value="0.0623368384022205" calcext:value-type="float">
            <text:p>0.06</text:p>
          </table:table-cell>
          <table:table-cell table:number-columns-repeated="994"/>
        </table:table-row>
        <table:table-row table:style-name="ro4">
          <table:table-cell table:number-columns-repeated="2"/>
          <table:table-cell office:value-type="string" calcext:value-type="string">
            <text:p>0+2</text:p>
          </table:table-cell>
          <table:table-cell office:value-type="float" office:value="14754" calcext:value-type="float">
            <text:p>14754</text:p>
          </table:table-cell>
          <table:table-cell office:value-type="float" office:value="14857" calcext:value-type="float">
            <text:p>14857</text:p>
          </table:table-cell>
          <table:table-cell table:formula="of:=[.D3]+[.E3]" office:value-type="float" office:value="29611" calcext:value-type="float">
            <text:p>29611</text:p>
          </table:table-cell>
          <table:table-cell table:style-name="ce9" table:formula="of:=SQRT([.F3])" office:value-type="float" office:value="172.078470472049" calcext:value-type="float">
            <text:p>172.08</text:p>
          </table:table-cell>
          <table:table-cell table:style-name="ce9" table:formula="of:=[.F3]/120" office:value-type="float" office:value="246.758333333333" calcext:value-type="float">
            <text:p>246.76</text:p>
          </table:table-cell>
          <table:table-cell table:style-name="ce9" table:formula="of:=[.G3]/120" office:value-type="float" office:value="1.43398725393375" calcext:value-type="float">
            <text:p>1.43</text:p>
          </table:table-cell>
          <table:table-cell table:style-name="ce9" table:formula="of:=[.H3]-[.$H$6]" office:value-type="float" office:value="246.291666666667" calcext:value-type="float">
            <text:p>246.29</text:p>
          </table:table-cell>
          <table:table-cell table:style-name="ce9" table:formula="of:=([.I3]^2+[.$I$6]^2)^0.5" office:value-type="float" office:value="1.43534258396152" calcext:value-type="float">
            <text:p>1.44</text:p>
          </table:table-cell>
          <table:table-cell table:style-name="ce9" table:formula="of:=[.J3]/(1-[.J3]*[.$P$2])" office:value-type="float" office:value="274.29351228553" calcext:value-type="float">
            <text:p>274.29</text:p>
          </table:table-cell>
          <table:table-cell table:style-name="ce9" table:formula="of:=([.K3]^2/(1-[.J3]*[.$P$2])^4+([.J3]^2/(1-[.J3]*[.$P$2])^2)^2*[.$Q$2]^2)^0.5" office:value-type="float" office:value="2.35415017389322" calcext:value-type="float">
            <text:p>2.35</text:p>
          </table:table-cell>
          <table:table-cell table:style-name="ce9"/>
          <table:table-cell table:number-columns-repeated="9"/>
          <table:table-cell table:style-name="ce9" table:formula="of:=SQRT([.W3])" office:value-type="float" office:value="0" calcext:value-type="float">
            <text:p>0.00</text:p>
          </table:table-cell>
          <table:table-cell table:style-name="ce32" table:formula="of:=[.W3]/30" office:value-type="float" office:value="0" calcext:value-type="float">
            <text:p>0.00</text:p>
          </table:table-cell>
          <table:table-cell table:style-name="ce32" table:formula="of:=[.X3]/30" office:value-type="float" office:value="0" calcext:value-type="float">
            <text:p>0.00</text:p>
          </table:table-cell>
          <table:table-cell table:style-name="ce9" table:formula="of:=[.Y3]-[.$H$6]" office:value-type="float" office:value="-0.466666666666667" calcext:value-type="float">
            <text:p>-0.47</text:p>
          </table:table-cell>
          <table:table-cell table:style-name="ce9" table:formula="of:=([.Z3]^2+[.$I$6]^2)^0.5" office:value-type="float" office:value="0.0623609564462324" calcext:value-type="float">
            <text:p>0.06</text:p>
          </table:table-cell>
          <table:table-cell table:style-name="ce32" table:formula="of:=[.AA3]/(1-[.AA3]*[.$P$2])" office:value-type="float" office:value="-0.466576415885989" calcext:value-type="float">
            <text:p>-0.47</text:p>
          </table:table-cell>
          <table:table-cell table:style-name="ce32" table:formula="of:=([.AB3]^2/(1-[.AA3]*[.$P$2])^4+([.AA3]^2/(1-[.AA3]*[.$P$2])^2)^2*[.$Q$2]^2)^0.5" office:value-type="float" office:value="0.0623368384022205" calcext:value-type="float">
            <text:p>0.06</text:p>
          </table:table-cell>
          <table:table-cell table:number-columns-repeated="994"/>
        </table:table-row>
        <table:table-row table:style-name="ro4">
          <table:table-cell table:number-columns-repeated="2"/>
          <table:table-cell office:value-type="string" calcext:value-type="string">
            <text:p>1+2</text:p>
          </table:table-cell>
          <table:table-cell office:value-type="float" office:value="26719" calcext:value-type="float">
            <text:p>26719</text:p>
          </table:table-cell>
          <table:table-cell office:value-type="float" office:value="26723" calcext:value-type="float">
            <text:p>26723</text:p>
          </table:table-cell>
          <table:table-cell table:formula="of:=[.D4]+[.E4]" office:value-type="float" office:value="53442" calcext:value-type="float">
            <text:p>53442</text:p>
          </table:table-cell>
          <table:table-cell table:style-name="ce9" table:formula="of:=SQRT([.F4])" office:value-type="float" office:value="231.175258191702" calcext:value-type="float">
            <text:p>231.18</text:p>
          </table:table-cell>
          <table:table-cell table:style-name="ce9" table:formula="of:=[.F4]/120" office:value-type="float" office:value="445.35" calcext:value-type="float">
            <text:p>445.35</text:p>
          </table:table-cell>
          <table:table-cell table:style-name="ce9" table:formula="of:=[.G4]/120" office:value-type="float" office:value="1.92646048493085" calcext:value-type="float">
            <text:p>1.93</text:p>
          </table:table-cell>
          <table:table-cell table:style-name="ce9" table:formula="of:=[.H4]-[.$H$6]" office:value-type="float" office:value="444.883333333333" calcext:value-type="float">
            <text:p>444.88</text:p>
          </table:table-cell>
          <table:table-cell table:style-name="ce9" table:formula="of:=([.I4]^2+[.$I$6]^2)^0.5" office:value-type="float" office:value="1.92746955589158" calcext:value-type="float">
            <text:p>1.93</text:p>
          </table:table-cell>
          <table:table-cell table:style-name="ce9" table:formula="of:=[.J4]/(1-[.J4]*[.$P$2])" office:value-type="float" office:value="545.469430196243" calcext:value-type="float">
            <text:p>545.47</text:p>
          </table:table-cell>
          <table:table-cell table:style-name="ce9" table:formula="of:=([.K4]^2/(1-[.J4]*[.$P$2])^4+([.J4]^2/(1-[.J4]*[.$P$2])^2)^2*[.$Q$2]^2)^0.5" office:value-type="float" office:value="6.74556515246689" calcext:value-type="float">
            <text:p>6.75</text:p>
          </table:table-cell>
          <table:table-cell table:style-name="ce9"/>
          <table:table-cell/>
          <table:table-cell office:value-type="string" calcext:value-type="string">
            <text:p>Calculado já com os R s/amb</text:p>
          </table:table-cell>
          <table:table-cell table:number-columns-repeated="7"/>
          <table:table-cell table:style-name="ce9" table:formula="of:=SQRT([.W4])" office:value-type="float" office:value="0" calcext:value-type="float">
            <text:p>0.00</text:p>
          </table:table-cell>
          <table:table-cell table:style-name="ce32" table:formula="of:=[.W4]/30" office:value-type="float" office:value="0" calcext:value-type="float">
            <text:p>0.00</text:p>
          </table:table-cell>
          <table:table-cell table:style-name="ce32" table:formula="of:=[.X4]/30" office:value-type="float" office:value="0" calcext:value-type="float">
            <text:p>0.00</text:p>
          </table:table-cell>
          <table:table-cell table:style-name="ce9" table:formula="of:=[.Y4]-[.$H$6]" office:value-type="float" office:value="-0.466666666666667" calcext:value-type="float">
            <text:p>-0.47</text:p>
          </table:table-cell>
          <table:table-cell table:style-name="ce9" table:formula="of:=([.Z4]^2+[.$I$6]^2)^0.5" office:value-type="float" office:value="0.0623609564462324" calcext:value-type="float">
            <text:p>0.06</text:p>
          </table:table-cell>
          <table:table-cell table:style-name="ce32" table:formula="of:=[.AA4]/(1-[.AA4]*[.$P$2])" office:value-type="float" office:value="-0.466576415885989" calcext:value-type="float">
            <text:p>-0.47</text:p>
          </table:table-cell>
          <table:table-cell table:style-name="ce32" table:formula="of:=([.AB4]^2/(1-[.AA4]*[.$P$2])^4+([.AA4]^2/(1-[.AA4]*[.$P$2])^2)^2*[.$Q$2]^2)^0.5" office:value-type="float" office:value="0.0623368384022205" calcext:value-type="float">
            <text:p>0.06</text:p>
          </table:table-cell>
          <table:table-cell table:number-columns-repeated="994"/>
        </table:table-row>
        <table:table-row table:style-name="ro3">
          <table:table-cell table:number-columns-repeated="6"/>
          <table:table-cell table:style-name="ce9" table:number-columns-repeated="8"/>
          <table:table-cell table:number-columns-repeated="10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3">
          <table:table-cell table:number-columns-repeated="2"/>
          <table:table-cell table:style-name="ce6" office:value-type="string" calcext:value-type="string">
            <text:p>AMBIENTE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[.D6]+[.E6]" office:value-type="float" office:value="56" calcext:value-type="float">
            <text:p>56</text:p>
          </table:table-cell>
          <table:table-cell table:style-name="ce10" table:formula="of:=SQRT([.F6])" office:value-type="float" office:value="7.48331477354788" calcext:value-type="float">
            <text:p>7.48</text:p>
          </table:table-cell>
          <table:table-cell table:style-name="ce13" table:formula="of:=[.F6]/120" office:value-type="float" office:value="0.466666666666667" calcext:value-type="float">
            <text:p>0.467</text:p>
          </table:table-cell>
          <table:table-cell table:style-name="ce13" table:formula="of:=[.G6]/120" office:value-type="float" office:value="0.0623609564462324" calcext:value-type="float">
            <text:p>0.062</text:p>
          </table:table-cell>
          <table:table-cell table:style-name="ce9" table:number-columns-repeated="5"/>
          <table:table-cell table:number-columns-repeated="10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3" table:number-rows-repeated="2">
          <table:table-cell table:number-columns-repeated="24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4">
          <table:table-cell/>
          <table:table-cell table:style-name="ce4" office:value-type="string" calcext:value-type="string">
            <text:p>Eficiência Gamm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office:value-type="string" calcext:value-type="string">
            <text:p>Rc total</text:p>
          </table:table-cell>
          <table:table-cell table:style-name="ce5" office:value-type="string" calcext:value-type="string">
            <text:p><text:s/>σ Rc total</text:p>
          </table:table-cell>
          <table:table-cell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4">
          <table:table-cell table:number-columns-repeated="3"/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1125" calcext:value-type="float">
            <text:p>1125</text:p>
          </table:table-cell>
          <table:table-cell table:style-name="ce5" table:formula="of:=[.D10]+[.E10]" office:value-type="float" office:value="2221" calcext:value-type="float">
            <text:p>2221</text:p>
          </table:table-cell>
          <table:table-cell table:style-name="ce11" table:formula="of:=SQRT([.F10])" office:value-type="float" office:value="47.1274866717927" calcext:value-type="float">
            <text:p>47.13</text:p>
          </table:table-cell>
          <table:table-cell table:style-name="ce5" table:formula="of:=[.F10]/120" office:value-type="float" office:value="18.5083333333333" calcext:value-type="float">
            <text:p>18.5083333333</text:p>
          </table:table-cell>
          <table:table-cell table:style-name="ce15" table:formula="of:=[.G10]/120" office:value-type="float" office:value="0.392729055598273" calcext:value-type="float">
            <text:p>0.393</text:p>
          </table:table-cell>
          <table:table-cell table:style-name="ce12" table:formula="of:=[.H10]-[.H6]" office:value-type="float" office:value="18.0416666666667" calcext:value-type="float">
            <text:p>18.04</text:p>
          </table:table-cell>
          <table:table-cell table:style-name="ce12" table:formula="of:=([.I10]^2+[.$I$6]^2)^0.5" office:value-type="float" office:value="0.397649343014672" calcext:value-type="float">
            <text:p>0.40</text:p>
          </table:table-cell>
          <table:table-cell table:style-name="ce12" table:formula="of:=[.J10]/(1-[.J10]*[.$P$2])" office:value-type="float" office:value="18.1776027228406" calcext:value-type="float">
            <text:p>18.18</text:p>
          </table:table-cell>
          <table:table-cell table:style-name="ce15" table:formula="of:=([.K10]^2/(1-[.J10]*[.$P$2])^4+([.J10]^2/(1-[.J10]*[.$P$2])^2)^2*[.Q4]^2)^0.5" office:value-type="float" office:value="0.403664144680999" calcext:value-type="float">
            <text:p>0.404</text:p>
          </table:table-cell>
          <table:table-cell table:style-name="ce12" table:formula="of:=[.L10]/0.9" office:value-type="float" office:value="20.1973363587118" calcext:value-type="float">
            <text:p>20.20</text:p>
          </table:table-cell>
          <table:table-cell table:style-name="ce12" table:formula="of:=[.M10]/0.9" office:value-type="float" office:value="0.448515716312221" calcext:value-type="float">
            <text:p>0.45</text:p>
          </table:table-cell>
          <table:table-cell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3" table:number-rows-repeated="2">
          <table:table-cell table:number-columns-repeated="24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21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21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c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30.07" calcext:value-type="float">
            <text:p>30.07</text:p>
          </table:table-cell>
          <table:table-cell table:style-name="ce8" table:formula="of:=LN(2)/[.B14]" office:value-type="float" office:value="0.0230511200718306" calcext:value-type="float">
            <text:p>0.02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.656" calcext:value-type="float">
            <text:p>21.656</text:p>
          </table:table-cell>
          <table:table-cell table:style-name="ce5" office:value-type="float" office:value="2.166" calcext:value-type="float">
            <text:p>2.166</text:p>
          </table:table-cell>
          <table:table-cell table:style-name="ce12" table:formula="of:=[.D14]*EXP(-[.C14]*[.F14])*0.935" office:value-type="float" office:value="2.83781419577247" calcext:value-type="float">
            <text:p>2.84</text:p>
          </table:table-cell>
          <table:table-cell table:style-name="ce12" table:formula="of:=SQRT(([.E14]^2)*EXP(-2*[.F14]*[.C14])+([.G14]^2)*([.C14]*[.H14])^2)*0.935" office:value-type="float" office:value="0.58281916745712" calcext:value-type="float">
            <text:p>0.58</text:p>
          </table:table-cell>
          <table:table-cell table:style-name="ce5"/>
          <table:table-cell table:style-name="ce16" table:formula="of:=[.N10]/[.H16]" office:value-type="float" office:value="0.000192357186899006" calcext:value-type="float">
            <text:p>0.0002</text:p>
          </table:table-cell>
          <table:table-cell table:style-name="ce22" table:formula="of:=((1/[.H16])^2*[.O10]^2+([.K14]/[.H16])^2*[.I16]^2)^0.5" office:value-type="float" office:value="0.000039735832900323" calcext:value-type="float">
            <text:p>0.0000397</text:p>
          </table:table-cell>
          <table:table-cell table:style-name="ce16" table:formula="of:=2*PI()*(1-[.B21]/SQRT([.B21]^2+[.B18]^2))" office:value-type="float" office:value="0.122015213174166" calcext:value-type="float">
            <text:p>0.1220</text:p>
          </table:table-cell>
          <table:table-cell table:style-name="ce16" table:formula="of:=[.M14]/(4*PI())" office:value-type="float" office:value="0.00970966215453994" calcext:value-type="float">
            <text:p>0.0097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formula="of:=[.K14]/[.N14]" office:value-type="float" office:value="0.0198109042145267" calcext:value-type="float">
            <text:p>0.0198</text:p>
          </table:table-cell>
          <table:table-cell table:style-name="ce16" table:formula="of:=SQRT([.L14]^2*(1/[.N14])^2)" office:value-type="float" office:value="0.00409240118429288" calcext:value-type="float">
            <text:p>0.0041</text:p>
          </table:table-cell>
          <table:table-cell table:number-columns-repeated="1007"/>
        </table:table-row>
        <table:table-row table:style-name="ro4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6"/>
          <table:table-cell table:number-columns-repeated="1009"/>
        </table:table-row>
        <table:table-row table:style-name="ro4">
          <table:table-cell table:number-columns-repeated="3"/>
          <table:table-cell table:style-name="ce5" table:number-columns-repeated="4"/>
          <table:table-cell table:style-name="ce14" table:formula="of:=37000*[.H14]" office:value-type="float" office:value="104999.125243582" calcext:value-type="float">
            <text:p>104999</text:p>
          </table:table-cell>
          <table:table-cell table:style-name="ce14" table:formula="of:=[.I14]*37000" office:value-type="float" office:value="21564.3091959134" calcext:value-type="float">
            <text:p>21564</text:p>
          </table:table-cell>
          <table:table-cell table:style-name="ce5"/>
          <table:table-cell table:style-name="ce5" office:value-type="string" calcext:value-type="string">
            <text:p>Percentagens</text:p>
          </table:table-cell>
          <table:table-cell table:style-name="ce5" table:number-columns-repeated="4"/>
          <table:table-cell table:number-columns-repeated="1009"/>
        </table:table-row>
        <table:table-row table:style-name="ro4">
          <table:table-cell/>
          <table:table-cell table:style-name="ce5" office:value-type="string" calcext:value-type="string">
            <text:p>raio detector</text:p>
          </table:table-cell>
          <table:table-cell/>
          <table:table-cell table:style-name="ce5" table:number-columns-repeated="7"/>
          <table:table-cell table:style-name="ce5" office:value-type="string" calcext:value-type="string">
            <text:p>Eficiência total</text:p>
          </table:table-cell>
          <table:table-cell table:style-name="ce5" office:value-type="string" calcext:value-type="string">
            <text:p><text:s/>σ Ef total</text:p>
          </table:table-cell>
          <table:table-cell table:style-name="ce5"/>
          <table:table-cell table:style-name="ce5" office:value-type="string" calcext:value-type="string">
            <text:p>Ef geo</text:p>
          </table:table-cell>
          <table:table-cell table:style-name="ce5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c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0.015875" calcext:value-type="float">
            <text:p>0.015875</text:p>
          </table:table-cell>
          <table:table-cell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8" table:formula="of:=[.N10]/[.H16]" office:value-type="percentage" office:value="0.000192357186899006" calcext:value-type="percentage">
            <text:p>0.02%</text:p>
          </table:table-cell>
          <table:table-cell table:style-name="ce23" table:formula="of:=((1/[.H16])^2*[.O10]^2+([.K14]/[.H16])^2*[.I16]^2)^0.5" office:value-type="percentage" office:value="0.000039735832900323" calcext:value-type="percentage">
            <text:p>0.00397%</text:p>
          </table:table-cell>
          <table:table-cell table:style-name="ce5"/>
          <table:table-cell table:style-name="ce18" table:formula="of:=[.M14]/(4*PI())" office:value-type="percentage" office:value="0.00970966215453994" calcext:value-type="percentage">
            <text:p>0.97%</text:p>
          </table:table-cell>
          <table:table-cell table:style-name="ce5" office:value-type="float" office:value="0" calcext:value-type="float">
            <text:p>0</text:p>
          </table:table-cell>
          <table:table-cell table:style-name="ce18" table:formula="of:=[.K14]/[.N14]" office:value-type="percentage" office:value="0.0198109042145267" calcext:value-type="percentage">
            <text:p>1.98%</text:p>
          </table:table-cell>
          <table:table-cell table:style-name="ce18" table:formula="of:=SQRT([.L14]^2*(1/[.N14])^2)" office:value-type="percentage" office:value="0.00409240118429288" calcext:value-type="percentage">
            <text:p>0.41%</text:p>
          </table:table-cell>
          <table:table-cell table:number-columns-repeated="1007"/>
        </table:table-row>
        <table:table-row table:style-name="ro4">
          <table:table-cell/>
          <table:table-cell table:style-name="ce5"/>
          <table:table-cell/>
          <table:table-cell table:style-name="ce5" table:number-columns-repeated="12"/>
          <table:table-cell table:number-columns-repeated="1009"/>
        </table:table-row>
        <table:table-row table:style-name="ro4">
          <table:table-cell/>
          <table:table-cell table:style-name="ce5" office:value-type="string" calcext:value-type="string">
            <text:p>distância alvo</text:p>
          </table:table-cell>
          <table:table-cell/>
          <table:table-cell table:style-name="ce5" table:number-columns-repeated="12"/>
          <table:table-cell table:number-columns-repeated="1009"/>
        </table:table-row>
        <table:table-row table:style-name="ro4">
          <table:table-cell/>
          <table:table-cell table:style-name="ce5" office:value-type="float" office:value="0.079375" calcext:value-type="float">
            <text:p>0.07937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Eficiência Bet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" office:value-type="float" office:value="924" calcext:value-type="float">
            <text:p>924</text:p>
          </table:table-cell>
          <table:table-cell table:style-name="ce5" office:value-type="float" office:value="882" calcext:value-type="float">
            <text:p>882</text:p>
          </table:table-cell>
          <table:table-cell table:style-name="ce5" table:formula="of:=[.D24]+[.E24]" office:value-type="float" office:value="1806" calcext:value-type="float">
            <text:p>1806</text:p>
          </table:table-cell>
          <table:table-cell table:style-name="ce11" table:formula="of:=SQRT([.F24])" office:value-type="float" office:value="42.4970587217516" calcext:value-type="float">
            <text:p>42.50</text:p>
          </table:table-cell>
          <table:table-cell table:style-name="ce5" table:formula="of:=[.F24]/120" office:value-type="float" office:value="15.05" calcext:value-type="float">
            <text:p>15.05</text:p>
          </table:table-cell>
          <table:table-cell table:style-name="ce15" table:formula="of:=[.G24]/120" office:value-type="float" office:value="0.354142156014596" calcext:value-type="float">
            <text:p>0.354</text:p>
          </table:table-cell>
          <table:table-cell table:style-name="ce12" table:formula="of:=[.H24]-[.H6]" office:value-type="float" office:value="14.5833333333333" calcext:value-type="float">
            <text:p>14.58</text:p>
          </table:table-cell>
          <table:table-cell table:style-name="ce12" table:formula="of:=([.I24]^2+[.$I$6]^2)^0.5" office:value-type="float" office:value="0.359590816839857" calcext:value-type="float">
            <text:p>0.36</text:p>
          </table:table-cell>
          <table:table-cell table:style-name="ce12" table:formula="of:=[.J24]/(1-[.J24]*[.$P$2])" office:value-type="float" office:value="14.6720220102758" calcext:value-type="float">
            <text:p>14.67</text:p>
          </table:table-cell>
          <table:table-cell table:style-name="ce12" table:formula="of:=(([.L24]/[.J24])^4*[.K24]*[.K24]+([.L24])^4*[.Q2]*[.Q2])^0.5" office:value-type="float" office:value="0.36400450742872" calcext:value-type="float">
            <text:p>0.36</text:p>
          </table:table-cell>
          <table:table-cell table:style-name="ce12" table:number-columns-repeated="2"/>
          <table:table-cell table:number-columns-repeated="1009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21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21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t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3.78" calcext:value-type="float">
            <text:p>3.78</text:p>
          </table:table-cell>
          <table:table-cell table:style-name="ce8" table:formula="of:=LN(2)/[.B28]" office:value-type="float" office:value="0.183372269989404" calcext:value-type="float">
            <text:p>0.1834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formula="of:=2765/(365.25)" office:value-type="float" office:value="7.57015742642026" calcext:value-type="float">
            <text:p>7.5701574264</text:p>
          </table:table-cell>
          <table:table-cell table:style-name="ce5" table:formula="of:=0.1*[.F28]" office:value-type="float" office:value="0.757015742642026" calcext:value-type="float">
            <text:p>0.7570157426</text:p>
          </table:table-cell>
          <table:table-cell table:style-name="ce12" table:formula="of:=[.D28]*EXP(-[.C28]*[.F28])*0.979" office:value-type="float" office:value="0.122147277649711" calcext:value-type="float">
            <text:p>0.12</text:p>
          </table:table-cell>
          <table:table-cell table:style-name="ce16" table:formula="of:=SQRT(([.E28]^2)*EXP(-2*[.F28]*[.C28])+([.G28]^2)*([.C28]*[.H28])^2)*0.979" office:value-type="float" office:value="0.0295356471072774" calcext:value-type="float">
            <text:p>0.0295</text:p>
          </table:table-cell>
          <table:table-cell table:style-name="ce5"/>
          <table:table-cell table:style-name="ce19" table:formula="of:=[.L24]/[.H30]" office:value-type="float" office:value="0.00324641811952653" calcext:value-type="float">
            <text:p>0.00325</text:p>
          </table:table-cell>
          <table:table-cell table:style-name="ce24" table:formula="of:=SQRT([.M24]*[.M24]*(1/([.H30]*[.H30]))+[.I30]*[.I30]*([.L24]*[.L24]/([.H30]*[.H30]*[.H30]*[.H30])))" office:value-type="float" office:value="0.000789116512896188" calcext:value-type="float">
            <text:p>0.000789117</text:p>
          </table:table-cell>
          <table:table-cell table:style-name="ce16" table:formula="of:=2*PI()*(1-[.B37]/SQRT([.B37]^2+[.B34]^2))" office:value-type="float" office:value="0.0499562447837336" calcext:value-type="float">
            <text:p>0.0500</text:p>
          </table:table-cell>
          <table:table-cell table:style-name="ce26" table:formula="of:=[.M28]/(4*PI())" office:value-type="float" office:value="0.00397539164781996" calcext:value-type="float">
            <text:p>0.003975</text:p>
          </table:table-cell>
          <table:table-cell table:style-name="ce5" table:formula="of:=[.N30]/(4*PI())" office:value-type="float" office:value="0.000108361547135486" calcext:value-type="float">
            <text:p>0.0001083615</text:p>
          </table:table-cell>
          <table:table-cell table:style-name="ce5" table:formula="of:=[.K28]/[.N28]" office:value-type="float" office:value="0.816628500315639" calcext:value-type="float">
            <text:p>0.8166285003</text:p>
          </table:table-cell>
          <table:table-cell table:style-name="ce5" table:formula="of:=SQRT([.L28]^2*(1/[.N28])^2 + [.O28]*[.O28]*([.K28]/([.N28]*[.N28]))^2)" office:value-type="float" office:value="0.199744517565526" calcext:value-type="float">
            <text:p>0.1997445176</text:p>
          </table:table-cell>
          <table:table-cell table:number-columns-repeated="1007"/>
        </table:table-row>
        <table:table-row table:style-name="ro4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4"/>
          <table:table-cell table:style-name="ce5" office:value-type="string" calcext:value-type="string">
            <text:p>egeo</text:p>
          </table:table-cell>
          <table:table-cell table:style-name="ce5"/>
          <table:table-cell table:number-columns-repeated="1009"/>
        </table:table-row>
        <table:table-row table:style-name="ro4">
          <table:table-cell table:number-columns-repeated="3"/>
          <table:table-cell table:style-name="ce5" table:number-columns-repeated="4"/>
          <table:table-cell table:style-name="ce14" table:formula="of:=37000*[.H28]" office:value-type="float" office:value="4519.4492730393" calcext:value-type="float">
            <text:p>4519</text:p>
          </table:table-cell>
          <table:table-cell table:style-name="ce17" table:formula="of:=[.I28]*37000" office:value-type="float" office:value="1092.81894296926" calcext:value-type="float">
            <text:p>1092.8</text:p>
          </table:table-cell>
          <table:table-cell table:style-name="ce5" table:number-columns-repeated="4"/>
          <table:table-cell table:style-name="ce21" table:formula="of:=([.B37]*[.B34]*[.C34]*2*PI())/(([.B34]*[.B34]+[.B37]*[.B37])^1.5)" office:value-type="float" office:value="0.00136171136164987" calcext:value-type="float">
            <text:p>0.0013617114</text:p>
          </table:table-cell>
          <table:table-cell table:style-name="ce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013"/>
        </table:table-row>
        <table:table-row table:style-name="ro4">
          <table:table-cell/>
          <table:table-cell table:style-name="ce5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1007"/>
        </table:table-row>
        <table:table-row table:style-name="ro4">
          <table:table-cell/>
          <table:table-cell table:style-name="ce5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7"/>
          <table:table-cell table:style-name="ce20" table:formula="of:=[.L24]/[.H30]" office:value-type="percentage" office:value="0.00324641811952653" calcext:value-type="percentage">
            <text:p>0.325%</text:p>
          </table:table-cell>
          <table:table-cell table:style-name="ce25" table:formula="of:=SQRT([.M24]*[.M24]*(1/([.H30]*[.H30]))+[.I30]*[.I30]*([.L24]*[.L24]/([.H30]*[.H30]*[.H30]*[.H30])))" office:value-type="percentage" office:value="0.000789116512896188" calcext:value-type="percentage">
            <text:p>0.07891%</text:p>
          </table:table-cell>
          <table:table-cell/>
          <table:table-cell table:style-name="ce27" table:formula="of:=[.M28]/(4*PI())" office:value-type="percentage" office:value="0.00397539164781996" calcext:value-type="percentage">
            <text:p>0.3975%</text:p>
          </table:table-cell>
          <table:table-cell table:style-name="ce27" table:formula="of:=[.N30]/(4*PI())" office:value-type="percentage" office:value="0.000108361547135486" calcext:value-type="percentage">
            <text:p>0.0108%</text:p>
          </table:table-cell>
          <table:table-cell table:style-name="ce29" table:formula="of:=[.K34]/[.N34]" office:value-type="percentage" office:value="0.81662850031564" calcext:value-type="percentage">
            <text:p>81.66%</text:p>
          </table:table-cell>
          <table:table-cell table:style-name="ce29" table:formula="of:=SQRT([.L34]^2*(1/[.N34])^2 + [.O34]*[.O34]*([.K34]/([.N34]*[.N34]))^2)" office:value-type="percentage" office:value="0.199744517565526" calcext:value-type="percentage">
            <text:p>19.97%</text:p>
          </table:table-cell>
          <table:table-cell table:number-columns-repeated="1007"/>
        </table:table-row>
        <table:table-row table:style-name="ro4">
          <table:table-cell/>
          <table:table-cell table:style-name="ce5"/>
          <table:table-cell table:number-columns-repeated="1022"/>
        </table:table-row>
        <table:table-row table:style-name="ro4">
          <table:table-cell/>
          <table:table-cell table:style-name="ce5" office:value-type="string" calcext:value-type="string">
            <text:p>distância alvo</text:p>
          </table:table-cell>
          <table:table-cell table:number-columns-repeated="1022"/>
        </table:table-row>
        <table:table-row table:style-name="ro4">
          <table:table-cell/>
          <table:table-cell table:style-name="ce5" table:formula="of:=((3*1/8+3*1/4)*2.54)*10^-2" office:value-type="float" office:value="0.028575" calcext:value-type="float">
            <text:p>0.028575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Eficiência Beta lulz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" table:formula="of:=14214-1.1*[.D10]" office:value-type="float" office:value="13008.4" calcext:value-type="float">
            <text:p>13008.4</text:p>
          </table:table-cell>
          <table:table-cell table:style-name="ce5" table:formula="of:=14087-1.1*[.E10]" office:value-type="float" office:value="12849.5" calcext:value-type="float">
            <text:p>12849.5</text:p>
          </table:table-cell>
          <table:table-cell table:style-name="ce5" table:formula="of:=[.D41]+[.E41]" office:value-type="float" office:value="25857.9" calcext:value-type="float">
            <text:p>25857.9</text:p>
          </table:table-cell>
          <table:table-cell table:style-name="ce11" table:formula="of:=SQRT([.F41])" office:value-type="float" office:value="160.803917862719" calcext:value-type="float">
            <text:p>160.80</text:p>
          </table:table-cell>
          <table:table-cell table:style-name="ce5" table:formula="of:=[.F41]/120" office:value-type="float" office:value="215.4825" calcext:value-type="float">
            <text:p>215.4825</text:p>
          </table:table-cell>
          <table:table-cell table:style-name="ce15" table:formula="of:=[.G41]/120" office:value-type="float" office:value="1.34003264885599" calcext:value-type="float">
            <text:p>1.340</text:p>
          </table:table-cell>
          <table:table-cell table:style-name="ce12" table:formula="of:=[.H41]-[.H6]" office:value-type="float" office:value="215.015833333333" calcext:value-type="float">
            <text:p>215.02</text:p>
          </table:table-cell>
          <table:table-cell table:style-name="ce12" table:formula="of:=([.I41]^2+[.$I$6]^2)^0.5" office:value-type="float" office:value="1.34148290667041" calcext:value-type="float">
            <text:p>1.34</text:p>
          </table:table-cell>
          <table:table-cell table:style-name="ce12" table:formula="of:=[.J41]/(1-[.J41]*[.$P$2])" office:value-type="float" office:value="236.053751008172" calcext:value-type="float">
            <text:p>236.05</text:p>
          </table:table-cell>
          <table:table-cell table:style-name="ce12" table:formula="of:=(([.L41]/[.H41])^2*[.I41]*[.I41]+([.L41])^2*[.Q19]*[.Q19])^0.5" office:value-type="float" office:value="1.46796019739827" calcext:value-type="float">
            <text:p>1.47</text:p>
          </table:table-cell>
          <table:table-cell table:style-name="ce12" table:number-columns-repeated="2"/>
          <table:table-cell table:number-columns-repeated="1009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21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21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t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30.07" calcext:value-type="float">
            <text:p>30.07</text:p>
          </table:table-cell>
          <table:table-cell table:style-name="ce8" table:formula="of:=LN(2)/[.B45]" office:value-type="float" office:value="0.0230511200718306" calcext:value-type="float">
            <text:p>0.02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.656" calcext:value-type="float">
            <text:p>21.656</text:p>
          </table:table-cell>
          <table:table-cell table:style-name="ce5" office:value-type="float" office:value="2.166" calcext:value-type="float">
            <text:p>2.166</text:p>
          </table:table-cell>
          <table:table-cell table:style-name="ce12" table:formula="of:=[.D45]*EXP(-[.C45]*[.F45])*0.935" office:value-type="float" office:value="2.83781419577248" calcext:value-type="float">
            <text:p>2.84</text:p>
          </table:table-cell>
          <table:table-cell table:style-name="ce12" table:formula="of:=SQRT(([.E45]^2)*EXP(-2*[.F45]*[.C45])+([.G45]^2)*([.C45]*[.H45])^2)*0.935" office:value-type="float" office:value="0.58281916745712" calcext:value-type="float">
            <text:p>0.58</text:p>
          </table:table-cell>
          <table:table-cell table:style-name="ce5"/>
          <table:table-cell table:style-name="ce19" table:formula="of:=[.L41]/[.H47]" office:value-type="float" office:value="0.00224814969134804" calcext:value-type="float">
            <text:p>0.00225</text:p>
          </table:table-cell>
          <table:table-cell table:style-name="ce24" table:formula="of:=SQRT([.M41]*[.M41]*(1/([.H47]*[.H47]))+[.I47]*[.I47]*([.L41]*[.L41]/([.H47]*[.H47]*[.H47]*[.H47])))" office:value-type="float" office:value="0.000461927798491206" calcext:value-type="float">
            <text:p>0.000461928</text:p>
          </table:table-cell>
          <table:table-cell table:style-name="ce16" table:formula="of:=2*PI()*(1-[.B21]/SQRT([.B21]^2+[.B18]^2))" office:value-type="float" office:value="0.122015213174166" calcext:value-type="float">
            <text:p>0.1220</text:p>
          </table:table-cell>
          <table:table-cell table:style-name="ce16" table:formula="of:=[.M45]/(4*PI())" office:value-type="float" office:value="0.00970966215453994" calcext:value-type="float">
            <text:p>0.009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K45]/[.N45]" office:value-type="float" office:value="0.23153737540671" calcext:value-type="float">
            <text:p>0.2315373754</text:p>
          </table:table-cell>
          <table:table-cell table:style-name="ce5" table:formula="of:=SQRT([.L45]^2*(1/[.N45])^2 + [.O45]*[.O45]*([.K45]/([.N45]*[.N45]))^2)" office:value-type="float" office:value="0.0475740341053188" calcext:value-type="float">
            <text:p>0.0475740341</text:p>
          </table:table-cell>
          <table:table-cell table:number-columns-repeated="1007"/>
        </table:table-row>
        <table:table-row table:style-name="ro4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5"/>
          <table:table-cell table:style-name="ce21"/>
          <table:table-cell table:number-columns-repeated="1009"/>
        </table:table-row>
        <table:table-row table:style-name="ro4">
          <table:table-cell table:number-columns-repeated="3"/>
          <table:table-cell table:style-name="ce5" table:number-columns-repeated="4"/>
          <table:table-cell table:style-name="ce14" table:formula="of:=37000*[.H45]" office:value-type="float" office:value="104999.125243582" calcext:value-type="float">
            <text:p>104999</text:p>
          </table:table-cell>
          <table:table-cell table:style-name="ce14" table:formula="of:=[.I45]*37000" office:value-type="float" office:value="21564.3091959134" calcext:value-type="float">
            <text:p>21564</text:p>
          </table:table-cell>
          <table:table-cell table:style-name="ce5" table:number-columns-repeated="3"/>
          <table:table-cell table:style-name="ce16" table:number-columns-repeated="2"/>
          <table:table-cell table:style-name="ce5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013"/>
        </table:table-row>
        <table:table-row table:style-name="ro4">
          <table:table-cell/>
          <table:table-cell table:style-name="ce5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1007"/>
        </table:table-row>
        <table:table-row table:style-name="ro4">
          <table:table-cell/>
          <table:table-cell table:style-name="ce5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7"/>
          <table:table-cell table:style-name="ce20" table:formula="of:=[.L41]/[.H47]" office:value-type="percentage" office:value="0.00224814969134804" calcext:value-type="percentage">
            <text:p>0.225%</text:p>
          </table:table-cell>
          <table:table-cell table:style-name="ce25" table:formula="of:=SQRT([.M41]*[.M41]*(1/([.H47]*[.H47]))+[.I47]*[.I47]*([.L41]*[.L41]/([.H47]*[.H47]*[.H47]*[.H47])))" office:value-type="percentage" office:value="0.000461927798491206" calcext:value-type="percentage">
            <text:p>0.04619%</text:p>
          </table:table-cell>
          <table:table-cell/>
          <table:table-cell table:style-name="ce27" table:formula="of:=[.M45]/(4*PI())" office:value-type="percentage" office:value="0.00970966215453994" calcext:value-type="percentage">
            <text:p>0.9710%</text:p>
          </table:table-cell>
          <table:table-cell table:style-name="ce27" table:formula="of:=[.N47]/(4*PI())" office:value-type="percentage" office:value="0" calcext:value-type="percentage">
            <text:p>0.0000%</text:p>
          </table:table-cell>
          <table:table-cell table:style-name="ce29" table:formula="of:=[.K51]/[.N51]" office:value-type="percentage" office:value="0.231537375406709" calcext:value-type="percentage">
            <text:p>23.15%</text:p>
          </table:table-cell>
          <table:table-cell table:style-name="ce29" table:formula="of:=SQRT([.L51]^2*(1/[.N51])^2 + [.O51]*[.O51]*([.K51]/([.N51]*[.N51]))^2)" office:value-type="percentage" office:value="0.0475740341053188" calcext:value-type="percentage">
            <text:p>4.76%</text:p>
          </table:table-cell>
          <table:table-cell table:number-columns-repeated="1007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lha3" table:style-name="ta2">
        <table:table-column table:style-name="co1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14" number:min-integer-digits="1"/>
    </number:number-style>
    <number:number-style style:name="N131">
      <number:number number:decimal-places="15" number:min-integer-digits="1"/>
    </number:number-style>
    <number:number-style style:name="N132">
      <number:number number:decimal-places="16" number:min-integer-digits="1"/>
    </number:number-style>
    <number:number-style style:name="N133">
      <number:number number:decimal-places="17" number:min-integer-digits="1"/>
    </number:number-style>
    <number:number-style style:name="N134">
      <number:number number:decimal-places="18" number:min-integer-digits="1"/>
    </number:number-style>
    <number:number-style style:name="N135">
      <number:number number:decimal-places="19" number:min-integer-digits="1"/>
    </number:number-style>
    <number:number-style style:name="N136">
      <number:number number:decimal-places="20" number:min-integer-digits="1"/>
    </number:number-style>
    <number:number-style style:name="N137">
      <number:number number:decimal-places="6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1" number:min-integer-digits="1"/>
    </number:number-style>
    <number:percentage-style style:name="N141">
      <number:number number:decimal-places="3" number:min-integer-digits="1"/>
      <number:text>%</number:text>
    </number:percentage-style>
    <number:percentage-style style:name="N142">
      <number:number number:decimal-places="4" number:min-integer-digits="1"/>
      <number:text>%</number:text>
    </number:percentage-style>
    <number:percentage-style style:name="N143">
      <number:number number:decimal-places="5" number:min-integer-digits="1"/>
      <number:text>%</number:text>
    </number:percentage-style>
    <number:percentage-style style:name="N144">
      <number:number number: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22:40:04.9155623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/>
    <meta:creation-date>2006-09-16T00:00:00Z</meta:creation-date>
    <dc:date>2015-11-12T22:50:49.693740326</dc:date>
    <meta:editing-duration>PT1H58M25S</meta:editing-duration>
    <meta:editing-cycles>31</meta:editing-cycles>
    <meta:document-statistic meta:table-count="3" meta:cell-count="311" meta:object-count="0"/>
  </office:meta>
</office:document-meta>
</file>